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</table:table-row>
        <table:table-row table:style-name="ro1">
          <table:table-cell table:number-columns-repeated="9"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5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7" office:value-type="string" calcext:value-type="string">
            <text:p>';',</text:p>
          </table:table-cell>
          <table:table-cell table:number-columns-repeated="13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23:41:59.880000000</meta:creation-date>
    <dc:date>2016-07-19T23:56:08.210000000</dc:date>
    <meta:editing-duration>PT14M7S</meta:editing-duration>
    <meta:editing-cycles>3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